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stin Bennett </text:p>
      <text:p text:style-name="Standard">Milestone 1 <text:s/>report</text:p>
      <text:p text:style-name="Standard"/>
      <text:p text:style-name="Standard"/>
      <text:p text:style-name="Standard"/>
      <text:p text:style-name="Standard"/>
      <text:p text:style-name="P1"/>
      <text:p text:style-name="P1"><text:tab/>Thus far on the Question and Answer website that I have begun, I have accomplished writing most of the base pages as well as the css that accompanies them. These pages include the home page, a page to ask a question, a page for unresolved questions and a page for resolved questions. I used the two column format for my design with the left column containing the navigation links and also the user login in html form. </text:p>
      <text:p text:style-name="P1"><text:tab/>I have written exterior php functions that are brought in using the require() function for submitting and answering questions as well as the login actions. I also used the session global variables for remembering who is logged in. If a user tries to submit a question or answer without logging the user will be redirected to a failure page. The answer insertion into the database still needs work as the answer id relative to the question and the answerer id are being incorrectly stored. I believe I need to change the format of how I enter them. </text:p>
      <text:p text:style-name="P1"><text:tab/>As resources I am using <text:s/>PHP for the web 4<text:span text:style-name="T1">th</text:span> edition by Larry Ullman, as well as a variety of web resources such as stackoverflow, w3 schools and google. 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Bennett</meta:initial-creator>
    <meta:creation-date>2015-02-03T15:39:17.31</meta:creation-date>
    <meta:printed-by>Justin Bennett</meta:printed-by>
    <meta:print-date>2015-02-03T16:10:34.49</meta:print-date>
    <dc:date>2015-02-11T10:22:07.97</dc:date>
    <dc:creator>Justin Bennett</dc:creator>
    <meta:editing-duration>PT1M59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6" meta:word-count="208" meta:character-count="1158"/>
  </office:meta>
</office:document-meta>
</file>